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LISMO</text:p>
      <text:p text:style-name="P2"/>
      <text:p text:style-name="P2"/>
      <text:p text:style-name="P1"/>
      <text:p text:style-name="P1">La prima corrente letteraria del positivismo fu il <text:span text:style-name="T1">realismo </text:span><text:span text:style-name="T2">(1860)</text:span>, in opposizione al romanticismo.</text:p>
      <text:p text:style-name="P1">I romantici trasferivano nelle loro opere le loro emozioni, mettevano tutti loro stessi nelle opere.</text:p>
      <text:p text:style-name="P1">Nel realismo si preferisce <text:span text:style-name="T1">la descrizione della realtà così come si presenta</text:span>, senza mai giudicarla personalmente.</text:p>
      <text:p text:style-name="P1">DOMANDA ESAME: la regola della IMPERSONALITA': <text:s/>l'autore si nasconde completamente dentro la sua opera, non interviene mai a rivelare le sue opinioni personali e non giudica mai quello che racconta.</text:p>
      <text:p text:style-name="P1"/>
      <text:p text:style-name="P1">I principali autori realisti erano: <text:span text:style-name="T1">Flobert Gustav (che applica l'impersonalità) e i fratelli de Goncourt.</text:span></text:p>
      <text:p text:style-name="P1"/>
      <text:p text:style-name="P1"/>
      <text:p text:style-name="P1"><text:span text:style-name="T2">Nell'opera</text:span><text:span text:style-name="T1"> L'assoumar</text:span> (l'ammazzatoio) tutti i protagonisti sono proletari. Quando le condizioni economiche e sociali sono basse anche il livello culturale è molto basso.</text:p>
      <text:p text:style-name="P1">La gente nell'ammazzatoio si divertiva andando nelle osterie, nei bordelli...</text:p>
      <text:p text:style-name="P1">Flobert racconta questa storia in modo molto distaccato, descrive in modo molto oggettivo le conseguenze che hanno nei comportamenti di questa donna le condizioni di vita in cui vive. </text:p>
      <text:p text:style-name="P1"/>
      <text:p text:style-name="P1">Questi autori francesi vivevano diversamente dagli italiani, perchè in Francia c'erano già gli industriali in tutta la Francia e quindi la classe operaia era maggiormente rappresentata.</text:p>
      <text:p text:style-name="P1"/>
      <text:p text:style-name="P1">Nel raccontare storie di emarginazione, di povertà <text:span text:style-name="T1">si aveva un fine anche politico, di denuncia.</text:span></text:p>
      <text:p text:style-name="P1">I romanzi avevano una natura di carattere social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7S</meta:editing-duration>
    <meta:editing-cycles>5</meta:editing-cycles>
    <meta:generator>OpenOffice/4.1.3$Win32 OpenOffice.org_project/413m1$Build-9783</meta:generator>
    <dc:date>2017-10-10T18:58:55.60</dc:date>
    <meta:document-statistic meta:table-count="0" meta:image-count="0" meta:object-count="0" meta:page-count="1" meta:paragraph-count="12" meta:word-count="202" meta:character-count="1388"/>
    <dc:creator>Cristian Borelli</dc:creator>
    <meta:user-defined meta:name="Info 1"/>
    <meta:user-defined meta:name="Info 2"/>
    <meta:user-defined meta:name="Info 3"/>
    <meta:user-defined meta:name="Info 4"/>
  </office:meta>
</office:document-meta>
</file>